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1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arameterChoiceForBestAlpha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style-name="Default" office:value-type="string">
            <text:p>rmse</text:p>
          </table:table-cell>
          <table:table-cell table:style-name="Default" office:value-type="string">
            <text:p>scc</text:p>
          </table:table-cell>
          <table:table-cell table:style-name="Default" office:value-type="string">
            <text:p>pcc</text:p>
          </table:table-cell>
          <table:table-cell table:number-columns-repeated="4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23.0122795184212">
            <text:p>23.012280</text:p>
          </table:table-cell>
          <table:table-cell office:value-type="float" office:value="0.727723343661792">
            <text:p>0.7277233</text:p>
          </table:table-cell>
          <table:table-cell office:value-type="float" office:value="0.674283177846496">
            <text:p>0.6742832</text:p>
          </table:table-cell>
          <table:table-cell/>
          <table:table-cell>
            <draw:frame table:end-cell-address="parameterChoiceForBestAlpha.M24" table:end-x="0.1866in" table:end-y="0.0965in" draw:z-index="0" draw:style-name="gr1" draw:text-style-name="P1" svg:width="6.3in" svg:height="3.535in" svg:x="0.1098in" svg:y="0.0843in">
              <draw:object draw:notify-on-update-of-ranges="parameterChoiceForBestAlpha.A5:parameterChoiceForBestAlpha.A23 parameterChoiceForBestAlpha.B4:parameterChoiceForBestAlpha.B4 parameterChoiceForBestAlpha.B5:parameterChoiceForBestAlpha.B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23.0741126356651">
            <text:p>23.074113</text:p>
          </table:table-cell>
          <table:table-cell office:value-type="float" office:value="0.84414021425307">
            <text:p>0.8441402</text:p>
          </table:table-cell>
          <table:table-cell office:value-type="float" office:value="0.77301352302265">
            <text:p>0.7730135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3.1358826834313">
            <text:p>23.135883</text:p>
          </table:table-cell>
          <table:table-cell office:value-type="float" office:value="0.904377455048168">
            <text:p>0.9043775</text:p>
          </table:table-cell>
          <table:table-cell office:value-type="float" office:value="0.847119254385396">
            <text:p>0.8471193</text:p>
          </table:table-cell>
          <table:table-cell table:number-columns-repeated="4"/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23.1449398815287">
            <text:p>23.144940</text:p>
          </table:table-cell>
          <table:table-cell office:value-type="float" office:value="0.947258185662928">
            <text:p>0.9472582</text:p>
          </table:table-cell>
          <table:table-cell office:value-type="float" office:value="0.897525853808477">
            <text:p>0.8975259</text:p>
          </table:table-cell>
          <table:table-cell table:number-columns-repeated="4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4.7988736710095">
            <text:p>24.798874</text:p>
          </table:table-cell>
          <table:table-cell office:value-type="float" office:value="0.97006051702168">
            <text:p>0.9700605</text:p>
          </table:table-cell>
          <table:table-cell office:value-type="float" office:value="0.937841030313666">
            <text:p>0.9378410</text:p>
          </table:table-cell>
          <table:table-cell table:number-columns-repeated="4"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24.8124613205858">
            <text:p>24.812461</text:p>
          </table:table-cell>
          <table:table-cell office:value-type="float" office:value="0.983835998411832">
            <text:p>0.9838360</text:p>
          </table:table-cell>
          <table:table-cell office:value-type="float" office:value="0.965254909889746">
            <text:p>0.9652549</text:p>
          </table:table-cell>
          <table:table-cell table:number-columns-repeated="4"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25.4834006337223">
            <text:p>25.483401</text:p>
          </table:table-cell>
          <table:table-cell office:value-type="float" office:value="0.991942243529892">
            <text:p>0.9919422</text:p>
          </table:table-cell>
          <table:table-cell office:value-type="float" office:value="0.982435671058301">
            <text:p>0.9824357</text:p>
          </table:table-cell>
          <table:table-cell table:number-columns-repeated="4"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5.7913822674656">
            <text:p>25.791382</text:p>
          </table:table-cell>
          <table:table-cell office:value-type="float" office:value="0.996671319032273">
            <text:p>0.9966713</text:p>
          </table:table-cell>
          <table:table-cell office:value-type="float" office:value="0.993063105521605">
            <text:p>0.9930631</text:p>
          </table:table-cell>
          <table:table-cell table:number-columns-repeated="4"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25.5710091854511">
            <text:p>25.571009</text:p>
          </table:table-cell>
          <table:table-cell office:value-type="float" office:value="0.999204567179543">
            <text:p>0.9992046</text:p>
          </table:table-cell>
          <table:table-cell office:value-type="float" office:value="0.998443470619921">
            <text:p>0.998443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6.0155616133415">
            <text:p>26.015562</text:p>
          </table:table-cell>
          <table:table-cell office:value-type="float" office:value="0.99998240332546">
            <text:p>0.9999824</text:p>
          </table:table-cell>
          <table:table-cell office:value-type="float" office:value="0.999979231485446">
            <text:p>0.9999792</text:p>
          </table:table-cell>
          <table:table-cell table:number-columns-repeated="4"/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26.9019615037629">
            <text:p>26.901962</text:p>
          </table:table-cell>
          <table:table-cell office:value-type="float" office:value="0.999235801215857">
            <text:p>0.9992358</text:p>
          </table:table-cell>
          <table:table-cell office:value-type="float" office:value="0.998633997857944">
            <text:p>0.9986340</text:p>
          </table:table-cell>
          <table:table-cell table:number-columns-repeated="4"/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26.6507184476539">
            <text:p>26.650718</text:p>
          </table:table-cell>
          <table:table-cell office:value-type="float" office:value="0.996956483338341">
            <text:p>0.9969565</text:p>
          </table:table-cell>
          <table:table-cell office:value-type="float" office:value="0.995284343758151">
            <text:p>0.9952843</text:p>
          </table:table-cell>
          <table:table-cell table:number-columns-repeated="4"/>
        </table:table-row>
        <table:table-row table:style-name="ro2">
          <table:table-cell office:value-type="float" office:value="1.3">
            <text:p>1.3</text:p>
          </table:table-cell>
          <table:table-cell office:value-type="float" office:value="26.9199866318876">
            <text:p>26.919987</text:p>
          </table:table-cell>
          <table:table-cell office:value-type="float" office:value="0.993116844811452">
            <text:p>0.9931168</text:p>
          </table:table-cell>
          <table:table-cell office:value-type="float" office:value="0.990758915692616">
            <text:p>0.9907589</text:p>
          </table:table-cell>
          <table:table-cell table:number-columns-repeated="4"/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7.530539306524">
            <text:p>27.530539</text:p>
          </table:table-cell>
          <table:table-cell office:value-type="float" office:value="0.989024926965413">
            <text:p>0.9890249</text:p>
          </table:table-cell>
          <table:table-cell office:value-type="float" office:value="0.986067028472131">
            <text:p>0.9860670</text:p>
          </table:table-cell>
          <table:table-cell table:number-columns-repeated="4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7.9276842430668">
            <text:p>27.927684</text:p>
          </table:table-cell>
          <table:table-cell office:value-type="float" office:value="0.983762501366384">
            <text:p>0.9837625</text:p>
          </table:table-cell>
          <table:table-cell office:value-type="float" office:value="0.980485596277082">
            <text:p>0.9804856</text:p>
          </table:table-cell>
          <table:table-cell table:number-columns-repeated="4"/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8.4416347931287">
            <text:p>28.441635</text:p>
          </table:table-cell>
          <table:table-cell office:value-type="float" office:value="0.977968494990927">
            <text:p>0.9779685</text:p>
          </table:table-cell>
          <table:table-cell office:value-type="float" office:value="0.974426181259041">
            <text:p>0.9744262</text:p>
          </table:table-cell>
          <table:table-cell table:number-columns-repeated="4"/>
        </table:table-row>
        <table:table-row table:style-name="ro2">
          <table:table-cell office:value-type="float" office:value="1.7">
            <text:p>1.7</text:p>
          </table:table-cell>
          <table:table-cell office:value-type="float" office:value="26.7928312747001">
            <text:p>26.792831</text:p>
          </table:table-cell>
          <table:table-cell office:value-type="float" office:value="0.971507489856134">
            <text:p>0.9715075</text:p>
          </table:table-cell>
          <table:table-cell office:value-type="float" office:value="0.967907598283206">
            <text:p>0.9679076</text:p>
          </table:table-cell>
          <table:table-cell table:number-columns-repeated="4"/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8.1509431574237">
            <text:p>28.150943</text:p>
          </table:table-cell>
          <table:table-cell office:value-type="float" office:value="0.964672968753703">
            <text:p>0.9646730</text:p>
          </table:table-cell>
          <table:table-cell office:value-type="float" office:value="0.961098230139958">
            <text:p>0.9610982</text:p>
          </table:table-cell>
          <table:table-cell table:number-columns-repeated="4"/>
        </table:table-row>
        <table:table-row table:style-name="ro2">
          <table:table-cell office:value-type="float" office:value="1.9">
            <text:p>1.9</text:p>
          </table:table-cell>
          <table:table-cell office:value-type="float" office:value="28.63885425744">
            <text:p>28.638854</text:p>
          </table:table-cell>
          <table:table-cell office:value-type="float" office:value="0.957496353993884">
            <text:p>0.9574964</text:p>
          </table:table-cell>
          <table:table-cell office:value-type="float" office:value="0.954067322205287">
            <text:p>0.9540673</text:p>
          </table:table-cell>
          <table:table-cell table:number-columns-repeated="4"/>
        </table:table-row>
        <table:table-row table:style-name="ro2" table:number-rows-repeated="6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>
            <draw:frame table:end-cell-address="parameterChoiceForBestAlpha.H50" table:end-x="0.3185in" table:end-y="0.0335in" draw:z-index="2" draw:style-name="gr1" draw:text-style-name="P1" svg:width="6.3in" svg:height="3.535in" svg:x="0.2413in" svg:y="0.0543in">
              <draw:object draw:notify-on-update-of-ranges="parameterChoiceForBestAlpha.A5:parameterChoiceForBestAlpha.A23 parameterChoiceForBestAlpha.D4:parameterChoiceForBestAlpha.D4 parameterChoiceForBestAlpha.D5:parameterChoiceForBestAlpha.D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  <table:table-cell>
            <draw:frame table:end-cell-address="parameterChoiceForBestAlpha.P50" table:end-x="0.0488in" table:end-y="0.0906in" draw:z-index="1" draw:style-name="gr1" draw:text-style-name="P1" svg:width="6.2988in" svg:height="3.5429in" svg:x="0.8622in" svg:y="0.1035in">
              <draw:object draw:notify-on-update-of-ranges="parameterChoiceForBestAlpha.A5:parameterChoiceForBestAlpha.A23 parameterChoiceForBestAlpha.C4:parameterChoiceForBestAlpha.C4 parameterChoiceForBestAlpha.C5:parameterChoiceForBestAlpha.C2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warmSizeTest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office:value-type="string">
            <text:p>Swarm Size</text:p>
          </table:table-cell>
          <table:table-cell table:style-name="Default" office:value-type="string">
            <text:p>rmse</text:p>
          </table:table-cell>
          <table:table-cell table:style-name="Default" office:value-type="string">
            <text:p>scc</text:p>
          </table:table-cell>
          <table:table-cell table:style-name="Default" office:value-type="string">
            <text:p>pcc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.0155616133415">
            <text:p>26.015562</text:p>
          </table:table-cell>
          <table:table-cell office:value-type="float" office:value="0.99998240332546">
            <text:p>0.9999824</text:p>
          </table:table-cell>
          <table:table-cell office:value-type="float" office:value="0.999979231485446">
            <text:p>0.9999792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.5971259067359">
            <text:p>24.597126</text:p>
          </table:table-cell>
          <table:table-cell office:value-type="float" office:value="0.999827688351762">
            <text:p>0.9998277</text:p>
          </table:table-cell>
          <table:table-cell office:value-type="float" office:value="0.999801077225949">
            <text:p>0.9998011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.329329113091">
            <text:p>25.329329</text:p>
          </table:table-cell>
          <table:table-cell office:value-type="float" office:value="0.996326809400656">
            <text:p>0.9963268</text:p>
          </table:table-cell>
          <table:table-cell office:value-type="float" office:value="0.995756607537829">
            <text:p>0.9957566</text:p>
          </table:table-cell>
          <table:table-cell/>
          <table:table-cell>
            <draw:frame table:end-cell-address="swarmSizeTest.M24" table:end-x="0.3516in" table:end-y="0.1657in" draw:z-index="0" draw:style-name="gr1" draw:text-style-name="P1" svg:width="6.3in" svg:height="3.5457in" svg:x="0.2748in" svg:y="0.1839in">
              <draw:object draw:notify-on-update-of-ranges="swarmSizeTest.A2:swarmSizeTest.A4 swarmSizeTest.B1:swarmSizeTest.B1 swarmSizeTest.B2:swarmSizeTest.B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2" table:number-rows-repeated="16">
          <table:table-cell table:number-columns-repeated="8"/>
        </table:table-row>
        <table:table-row table:style-name="ro2" table:number-rows-repeated="13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>
            <draw:frame table:end-cell-address="swarmSizeTest.H54" table:end-x="0.3843in" table:end-y="0.0189in" draw:z-index="1" draw:style-name="gr1" draw:text-style-name="P1" svg:width="6.2996in" svg:height="3.5457in" svg:x="0.3075in" svg:y="0.0295in">
              <draw:object draw:notify-on-update-of-ranges="swarmSizeTest.A2:swarmSizeTest.A4 swarmSizeTest.C1:swarmSizeTest.C1 swarmSizeTest.C2:swarmSizeTest.C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  <table:table-cell>
            <draw:frame table:end-cell-address="swarmSizeTest.O53" table:end-x="0.8012in" table:end-y="0.176in" draw:z-index="2" draw:style-name="gr1" draw:text-style-name="P1" svg:width="6.2996in" svg:height="3.5457in" svg:x="0.7248in" svg:y="0.0087in">
              <draw:object draw:notify-on-update-of-ranges="swarmSizeTest.A2:swarmSizeTest.A4 swarmSizeTest.D1:swarmSizeTest.D1 swarmSizeTest.D2:swarmSizeTest.D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</table:table>
      <table:table table:name="thresholdTest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threshold</text:p>
          </table:table-cell>
          <table:table-cell office:value-type="string">
            <text:p>SCC</text:p>
          </table:table-cell>
          <table:table-cell office:value-type="string">
            <text:p>PCC</text:p>
          </table:table-cell>
          <table:table-cell office:value-type="string">
            <text:p>RMSE</text:p>
          </table:table-cell>
          <table:table-cell table:number-columns-repeated="4"/>
        </table:table-row>
        <table:table-row table:style-name="ro2">
          <table:table-cell table:style-name="ce3" office:value-type="float" office:value="0.000001">
            <text:p>0.000001</text:p>
          </table:table-cell>
          <table:table-cell table:style-name="ce2" office:value-type="float" office:value="0.994677524074646">
            <text:p>0.9946775</text:p>
          </table:table-cell>
          <table:table-cell table:style-name="ce2" office:value-type="float" office:value="0.995110771161476">
            <text:p>0.9951108</text:p>
          </table:table-cell>
          <table:table-cell table:style-name="ce4" office:value-type="float" office:value="25.891424833776">
            <text:p>25.89</text:p>
          </table:table-cell>
          <table:table-cell table:number-columns-repeated="4"/>
        </table:table-row>
        <table:table-row table:style-name="ro2">
          <table:table-cell table:style-name="ce3" office:value-type="float" office:value="0.00001">
            <text:p>0.000010</text:p>
          </table:table-cell>
          <table:table-cell table:style-name="ce2" office:value-type="float" office:value="0.994677524074646">
            <text:p>0.9946775</text:p>
          </table:table-cell>
          <table:table-cell table:style-name="ce2" office:value-type="float" office:value="0.995110771161476">
            <text:p>0.9951108</text:p>
          </table:table-cell>
          <table:table-cell table:style-name="ce4" office:value-type="float" office:value="25.891424833776">
            <text:p>25.89</text:p>
          </table:table-cell>
          <table:table-cell table:number-columns-repeated="4"/>
        </table:table-row>
        <table:table-row table:style-name="ro2">
          <table:table-cell table:style-name="ce3" office:value-type="float" office:value="0.0001">
            <text:p>0.000100</text:p>
          </table:table-cell>
          <table:table-cell table:style-name="ce2" office:value-type="float" office:value="0.995870980797196">
            <text:p>0.9958710</text:p>
          </table:table-cell>
          <table:table-cell table:style-name="ce2" office:value-type="float" office:value="0.995323261792214">
            <text:p>0.9953233</text:p>
          </table:table-cell>
          <table:table-cell table:style-name="ce4" office:value-type="float" office:value="27.2971230073361">
            <text:p>27.3</text:p>
          </table:table-cell>
          <table:table-cell table:number-columns-repeated="4"/>
        </table:table-row>
        <table:table-row table:style-name="ro2">
          <table:table-cell table:style-name="ce3" office:value-type="float" office:value="0.001">
            <text:p>0.001000</text:p>
          </table:table-cell>
          <table:table-cell table:style-name="ce2" office:value-type="float" office:value="0.995870980797196">
            <text:p>0.9958710</text:p>
          </table:table-cell>
          <table:table-cell table:style-name="ce2" office:value-type="float" office:value="0.995323261792214">
            <text:p>0.9953233</text:p>
          </table:table-cell>
          <table:table-cell table:style-name="ce4" office:value-type="float" office:value="27.2971230073361">
            <text:p>27.3</text:p>
          </table:table-cell>
          <table:table-cell table:number-columns-repeated="4"/>
        </table:table-row>
        <table:table-row table:style-name="ro2">
          <table:table-cell table:style-name="ce3" office:value-type="float" office:value="0.01">
            <text:p>0.010000</text:p>
          </table:table-cell>
          <table:table-cell table:style-name="ce2" office:value-type="float" office:value="0.995870980797196">
            <text:p>0.9958710</text:p>
          </table:table-cell>
          <table:table-cell table:style-name="ce2" office:value-type="float" office:value="0.995323261792214">
            <text:p>0.9953233</text:p>
          </table:table-cell>
          <table:table-cell table:style-name="ce4" office:value-type="float" office:value="27.2971230073361">
            <text:p>27.3</text:p>
          </table:table-cell>
          <table:table-cell table:number-columns-repeated="4"/>
        </table:table-row>
        <table:table-row table:style-name="ro2">
          <table:table-cell office:value-type="float" office:value="0.1">
            <text:p>0.1</text:p>
          </table:table-cell>
          <table:table-cell table:style-name="ce2" office:value-type="float" office:value="0.99998240332546">
            <text:p>0.9999824</text:p>
          </table:table-cell>
          <table:table-cell table:style-name="ce2" office:value-type="float" office:value="0.999979231485446">
            <text:p>0.9999792</text:p>
          </table:table-cell>
          <table:table-cell table:style-name="ce4" office:value-type="float" office:value="26.0155616133415">
            <text:p>26.02</text:p>
          </table:table-cell>
          <table:table-cell table:number-columns-repeated="4"/>
        </table:table-row>
        <table:table-row table:style-name="ro2" table:number-rows-repeated="9">
          <table:table-cell table:number-columns-repeated="8"/>
        </table:table-row>
        <table:table-row table:style-name="ro2">
          <table:table-cell>
            <draw:frame table:end-cell-address="thresholdTest.H37" table:end-x="0.0768in" table:end-y="0.122in" draw:z-index="0" draw:style-name="gr1" draw:text-style-name="P1" svg:width="6.2996in" svg:height="3.5457in" svg:x="0in" svg:y="0.1327in">
              <draw:object draw:notify-on-update-of-ranges="thresholdTest.A1:thresholdTest.A1 thresholdTest.A2:thresholdTest.A7 thresholdTest.B1:thresholdTest.B1 thresholdTest.B2:thresholdTest.B7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"/>
          <table:table-cell>
            <draw:frame table:end-cell-address="thresholdTest.O37" table:end-x="0.2524in" table:end-y="0.1429in" draw:z-index="2" draw:style-name="gr1" draw:text-style-name="P1" svg:width="6.2996in" svg:height="3.5457in" svg:x="0.176in" svg:y="0.1535in">
              <draw:object draw:notify-on-update-of-ranges="thresholdTest.A1:thresholdTest.A1 thresholdTest.A2:thresholdTest.A7 thresholdTest.D1:thresholdTest.D1 thresholdTest.D2:thresholdTest.D7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2" table:number-rows-repeated="20">
          <table:table-cell table:number-columns-repeated="8"/>
        </table:table-row>
        <table:table-row table:style-name="ro2">
          <table:table-cell>
            <draw:frame table:end-cell-address="thresholdTest.H58" table:end-x="0.6807in" table:end-y="0.1429in" draw:z-index="1" draw:style-name="gr1" draw:text-style-name="P1" svg:width="6.3in" svg:height="3.5457in" svg:x="0.6035in" svg:y="0.1531in">
              <draw:object draw:notify-on-update-of-ranges="thresholdTest.A1:thresholdTest.A1 thresholdTest.A2:thresholdTest.A7 thresholdTest.C1:thresholdTest.C1 thresholdTest.C2:thresholdTest.C7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7"/>
        </table:table-row>
      </table:table>
      <table:table table:name="Sheet4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1">12/21/2020</text:date>, <text:time>13:0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9M19S</meta:editing-duration>
    <meta:editing-cycles>8</meta:editing-cycles>
    <meta:generator>OpenOffice/4.1.7$Win32 OpenOffice.org_project/417m1$Build-9800</meta:generator>
    <dc:date>2020-12-21T13:04:07.38</dc:date>
    <meta:document-statistic meta:table-count="4" meta:cell-count="124" meta:object-count="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6.436cm" svg:y="0.315cm" chart:style-name="ch2">
          <text:p>RMSE vs Alpha</text:p>
        </chart:title>
        <chart:subtitle svg:x="5.166cm" svg:y="1.273cm" chart:style-name="ch3">
          <text:p>for chainDres5_Matrix_noise000</text:p>
        </chart:subtitle>
        <chart:plot-area chart:style-name="ch4" table:cell-range-address="parameterChoiceForBestAlpha.A4:parameterChoiceForBestAlpha.B23" chart:data-source-has-labels="both" svg:x="1.358cm" svg:y="2.314cm" svg:width="14.005cm" svg:height="5.479cm">
          <chartooo:coordinate-region svg:x="3.197cm" svg:y="2.526cm" svg:width="11.926cm" svg:height="4.594cm"/>
          <chart:axis chart:dimension="x" chart:name="primary-x" chart:style-name="ch5" chartooo:axis-type="auto">
            <chartooo:date-scale/>
            <chart:title svg:x="7.893cm" svg:y="7.973cm" chart:style-name="ch6">
              <text:p>Alpha</text:p>
            </chart:title>
            <chart:categories table:cell-range-address="parameterChoiceForBestAlpha.A5:parameterChoiceForBestAlpha.A23"/>
          </chart:axis>
          <chart:axis chart:dimension="y" chart:name="primary-y" chart:style-name="ch7">
            <chart:title svg:x="0.451cm" svg:y="5.56cm" chart:style-name="ch8">
              <text:p>RMSE</text:p>
            </chart:title>
            <chart:grid chart:style-name="ch9" chart:class="major"/>
          </chart:axis>
          <chart:series chart:style-name="ch10" chart:values-cell-range-address="parameterChoiceForBestAlpha.B5:parameterChoiceForBestAlpha.B23" chart:label-cell-address="parameterChoiceForBestAlpha.B4:parameterChoiceForBestAlpha.B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parameterChoiceForBestAlpha.B4:parameterChoiceForBestAlpha.B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arameterChoiceForBestAlpha.A5:parameterChoiceForBestAlpha.A23</svg:desc>
                </draw:g>
              </table:table-cell>
              <table:table-cell office:value-type="float" office:value="23.0122795184212">
                <text:p>23.0122795184212</text:p>
                <draw:g>
                  <svg:desc>parameterChoiceForBestAlpha.B5:parameterChoiceForBestAlpha.B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3.0741126356651">
                <text:p>23.074112635665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3.1358826834313">
                <text:p>23.135882683431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3.1449398815287">
                <text:p>23.144939881528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4.7988736710095">
                <text:p>24.798873671009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4.8124613205858">
                <text:p>24.812461320585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25.4834006337223">
                <text:p>25.483400633722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25.7913822674656">
                <text:p>25.791382267465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5.5710091854511">
                <text:p>25.571009185451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6.0155616133415">
                <text:p>26.015561613341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26.9019615037629">
                <text:p>26.9019615037629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26.6507184476539">
                <text:p>26.6507184476539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26.9199866318876">
                <text:p>26.919986631887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27.530539306524">
                <text:p>27.530539306524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7.9276842430668">
                <text:p>27.9276842430668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28.4416347931287">
                <text:p>28.4416347931287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26.7928312747001">
                <text:p>26.7928312747001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28.1509431574237">
                <text:p>28.1509431574237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28.63885425744">
                <text:p>28.63885425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81cm" svg:y="0.316cm" chart:style-name="ch2">
          <text:p>SCC vs Alpha</text:p>
        </chart:title>
        <chart:subtitle svg:x="5.099cm" svg:y="1.275cm" chart:style-name="ch3">
          <text:p>For chainDres5_Matrix_noise000</text:p>
        </chart:subtitle>
        <chart:plot-area chart:style-name="ch4" table:cell-range-address="parameterChoiceForBestAlpha.A5:parameterChoiceForBestAlpha.A23 parameterChoiceForBestAlpha.C4:parameterChoiceForBestAlpha.C23" chart:data-source-has-labels="both" svg:x="1.358cm" svg:y="2.318cm" svg:width="14.002cm" svg:height="5.494cm">
          <chartooo:coordinate-region svg:x="3.197cm" svg:y="2.531cm" svg:width="11.924cm" svg:height="4.608cm"/>
          <chart:axis chart:dimension="x" chart:name="primary-x" chart:style-name="ch5" chartooo:axis-type="auto">
            <chartooo:date-scale/>
            <chart:title svg:x="7.892cm" svg:y="7.993cm" chart:style-name="ch6">
              <text:p>alpha</text:p>
            </chart:title>
            <chart:categories table:cell-range-address="parameterChoiceForBestAlpha.A5:parameterChoiceForBestAlpha.A23"/>
          </chart:axis>
          <chart:axis chart:dimension="y" chart:name="primary-y" chart:style-name="ch7">
            <chart:title svg:x="0.451cm" svg:y="5.466cm" chart:style-name="ch8">
              <text:p>SCC</text:p>
            </chart:title>
            <chart:grid chart:style-name="ch9" chart:class="major"/>
          </chart:axis>
          <chart:series chart:style-name="ch10" chart:values-cell-range-address="parameterChoiceForBestAlpha.C5:parameterChoiceForBestAlpha.C23" chart:label-cell-address="parameterChoiceForBestAlpha.C4:parameterChoiceForBestAlpha.C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parameterChoiceForBestAlpha.C4:parameterChoiceForBestAlpha.C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arameterChoiceForBestAlpha.A5:parameterChoiceForBestAlpha.A23</svg:desc>
                </draw:g>
              </table:table-cell>
              <table:table-cell office:value-type="float" office:value="0.727723343661792">
                <text:p>0.727723343661792</text:p>
                <draw:g>
                  <svg:desc>parameterChoiceForBestAlpha.C5:parameterChoiceForBestAlpha.C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84414021425307">
                <text:p>0.8441402142530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04377455048168">
                <text:p>0.90437745504816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47258185662928">
                <text:p>0.94725818566292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7006051702168">
                <text:p>0.9700605170216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83835998411832">
                <text:p>0.98383599841183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91942243529892">
                <text:p>0.99194224352989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96671319032273">
                <text:p>0.99667131903227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9204567179543">
                <text:p>0.9992045671795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998240332546">
                <text:p>0.99998240332546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9235801215857">
                <text:p>0.999235801215857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96956483338341">
                <text:p>0.99695648333834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93116844811452">
                <text:p>0.993116844811452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989024926965413">
                <text:p>0.989024926965413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983762501366384">
                <text:p>0.983762501366384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977968494990927">
                <text:p>0.977968494990927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971507489856134">
                <text:p>0.971507489856134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964672968753703">
                <text:p>0.964672968753703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957496353993884">
                <text:p>0.9574963539938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6.582cm" svg:y="0.315cm" chart:style-name="ch2">
          <text:p>PCC vs Alpha</text:p>
        </chart:title>
        <chart:subtitle svg:x="5.1cm" svg:y="1.273cm" chart:style-name="ch3">
          <text:p>For chainDres5_Matrix_noise000</text:p>
        </chart:subtitle>
        <chart:plot-area chart:style-name="ch4" table:cell-range-address="parameterChoiceForBestAlpha.A5:parameterChoiceForBestAlpha.A23 parameterChoiceForBestAlpha.D4:parameterChoiceForBestAlpha.D23" chart:data-source-has-labels="both" svg:x="1.358cm" svg:y="2.314cm" svg:width="14.005cm" svg:height="5.479cm">
          <chartooo:coordinate-region svg:x="3.197cm" svg:y="2.527cm" svg:width="11.926cm" svg:height="4.593cm"/>
          <chart:axis chart:dimension="x" chart:name="primary-x" chart:style-name="ch5" chartooo:axis-type="auto">
            <chartooo:date-scale/>
            <chart:title svg:x="7.893cm" svg:y="7.973cm" chart:style-name="ch6">
              <text:p>Alpha</text:p>
            </chart:title>
            <chart:categories table:cell-range-address="parameterChoiceForBestAlpha.A5:parameterChoiceForBestAlpha.A23"/>
          </chart:axis>
          <chart:axis chart:dimension="y" chart:name="primary-y" chart:style-name="ch7">
            <chart:title svg:x="0.451cm" svg:y="5.454cm" chart:style-name="ch8">
              <text:p>PCC</text:p>
            </chart:title>
            <chart:grid chart:style-name="ch9" chart:class="major"/>
          </chart:axis>
          <chart:series chart:style-name="ch10" chart:values-cell-range-address="parameterChoiceForBestAlpha.D5:parameterChoiceForBestAlpha.D23" chart:label-cell-address="parameterChoiceForBestAlpha.D4:parameterChoiceForBestAlpha.D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parameterChoiceForBestAlpha.D4:parameterChoiceForBestAlpha.D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arameterChoiceForBestAlpha.A5:parameterChoiceForBestAlpha.A23</svg:desc>
                </draw:g>
              </table:table-cell>
              <table:table-cell office:value-type="float" office:value="0.674283177846496">
                <text:p>0.674283177846496</text:p>
                <draw:g>
                  <svg:desc>parameterChoiceForBestAlpha.D5:parameterChoiceForBestAlpha.D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77301352302265">
                <text:p>0.7730135230226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847119254385396">
                <text:p>0.84711925438539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897525853808477">
                <text:p>0.89752585380847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37841030313666">
                <text:p>0.93784103031366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65254909889746">
                <text:p>0.96525490988974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82435671058301">
                <text:p>0.98243567105830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93063105521605">
                <text:p>0.99306310552160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8443470619921">
                <text:p>0.99844347061992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9979231485446">
                <text:p>0.999979231485446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8633997857944">
                <text:p>0.998633997857944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95284343758151">
                <text:p>0.99528434375815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90758915692616">
                <text:p>0.99075891569261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986067028472131">
                <text:p>0.986067028472131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980485596277082">
                <text:p>0.980485596277082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974426181259041">
                <text:p>0.97442618125904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967907598283206">
                <text:p>0.967907598283206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961098230139958">
                <text:p>0.961098230139958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954067322205287">
                <text:p>0.954067322205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5.828cm" svg:y="0.316cm" chart:style-name="ch2">
          <text:p>RMSE vs Swarm Size</text:p>
        </chart:title>
        <chart:plot-area chart:style-name="ch3" table:cell-range-address="swarmSizeTest.A1:swarmSizeTest.B4" chart:data-source-has-labels="both" svg:x="1.358cm" svg:y="1.635cm" svg:width="14.005cm" svg:height="6.184cm">
          <chartooo:coordinate-region svg:x="3.197cm" svg:y="1.847cm" svg:width="11.979cm" svg:height="5.299cm"/>
          <chart:axis chart:dimension="x" chart:name="primary-x" chart:style-name="ch4" chartooo:axis-type="auto">
            <chartooo:date-scale/>
            <chart:title svg:x="7.443cm" svg:y="8cm" chart:style-name="ch5">
              <text:p>Swarm Size</text:p>
            </chart:title>
            <chart:categories table:cell-range-address="swarmSizeTest.A2:swarmSizeTest.A4"/>
          </chart:axis>
          <chart:axis chart:dimension="y" chart:name="primary-y" chart:style-name="ch6">
            <chart:title svg:x="0.451cm" svg:y="5.234cm" chart:style-name="ch7">
              <text:p>RMSE</text:p>
            </chart:title>
            <chart:grid chart:style-name="ch8" chart:class="major"/>
          </chart:axis>
          <chart:series chart:style-name="ch9" chart:values-cell-range-address="swarmSizeTest.B2:swarmSizeTest.B4" chart:label-cell-address="swarmSizeTest.B1:swarmSizeTest.B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swarmSizeTest.B1:swarmSizeTest.B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warmSizeTest.A2:swarmSizeTest.A4</svg:desc>
                </draw:g>
              </table:table-cell>
              <table:table-cell office:value-type="float" office:value="26.0155616133415">
                <text:p>26.0155616133415</text:p>
                <draw:g>
                  <svg:desc>swarmSizeTest.B2:swarmSizeTest.B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5971259067359">
                <text:p>24.59712590673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329329113091">
                <text:p>25.3293291130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5.973cm" svg:y="0.316cm" chart:style-name="ch2">
          <text:p>SCC vs Swarm Size</text:p>
        </chart:title>
        <chart:plot-area chart:style-name="ch3" table:cell-range-address="swarmSizeTest.A2:swarmSizeTest.A4 swarmSizeTest.C1:swarmSizeTest.C4" chart:data-source-has-labels="both" svg:x="1.358cm" svg:y="1.635cm" svg:width="14.004cm" svg:height="6.184cm">
          <chartooo:coordinate-region svg:x="3.197cm" svg:y="1.847cm" svg:width="11.978cm" svg:height="5.299cm"/>
          <chart:axis chart:dimension="x" chart:name="primary-x" chart:style-name="ch4" chartooo:axis-type="auto">
            <chartooo:date-scale/>
            <chart:title svg:x="7.443cm" svg:y="8cm" chart:style-name="ch5">
              <text:p>Swarm Size</text:p>
            </chart:title>
            <chart:categories table:cell-range-address="swarmSizeTest.A2:swarmSizeTest.A4"/>
          </chart:axis>
          <chart:axis chart:dimension="y" chart:name="primary-y" chart:style-name="ch6">
            <chart:title svg:x="0.451cm" svg:y="5.128cm" chart:style-name="ch7">
              <text:p>SCC</text:p>
            </chart:title>
            <chart:grid chart:style-name="ch8" chart:class="major"/>
          </chart:axis>
          <chart:series chart:style-name="ch9" chart:values-cell-range-address="swarmSizeTest.C2:swarmSizeTest.C4" chart:label-cell-address="swarmSizeTest.C1:swarmSizeTest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swarmSizeTest.C1:swarmSizeTest.C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warmSizeTest.A2:swarmSizeTest.A4</svg:desc>
                </draw:g>
              </table:table-cell>
              <table:table-cell office:value-type="float" office:value="0.99998240332546">
                <text:p>0.99998240332546</text:p>
                <draw:g>
                  <svg:desc>swarmSizeTest.C2:swarmSizeTest.C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9827688351762">
                <text:p>0.9998276883517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6326809400656">
                <text:p>0.9963268094006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5.973cm" svg:y="0.316cm" chart:style-name="ch2">
          <text:p>PCC vs Swarm Size</text:p>
        </chart:title>
        <chart:plot-area chart:style-name="ch3" table:cell-range-address="swarmSizeTest.A2:swarmSizeTest.A4 swarmSizeTest.D1:swarmSizeTest.D4" chart:data-source-has-labels="both" svg:x="1.358cm" svg:y="1.635cm" svg:width="14.004cm" svg:height="6.184cm">
          <chartooo:coordinate-region svg:x="3.197cm" svg:y="1.847cm" svg:width="11.978cm" svg:height="5.299cm"/>
          <chart:axis chart:dimension="x" chart:name="primary-x" chart:style-name="ch4" chartooo:axis-type="auto">
            <chartooo:date-scale/>
            <chart:title svg:x="7.443cm" svg:y="8cm" chart:style-name="ch5">
              <text:p>Swarm Size</text:p>
            </chart:title>
            <chart:categories table:cell-range-address="swarmSizeTest.A2:swarmSizeTest.A4"/>
          </chart:axis>
          <chart:axis chart:dimension="y" chart:name="primary-y" chart:style-name="ch6">
            <chart:title svg:x="0.451cm" svg:y="5.128cm" chart:style-name="ch7">
              <text:p>PCC</text:p>
            </chart:title>
            <chart:grid chart:style-name="ch8" chart:class="major"/>
          </chart:axis>
          <chart:series chart:style-name="ch9" chart:values-cell-range-address="swarmSizeTest.D2:swarmSizeTest.D4" chart:label-cell-address="swarmSizeTest.D1:swarmSizeTest.D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swarmSizeTest.D1:swarmSizeTest.D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warmSizeTest.A2:swarmSizeTest.A4</svg:desc>
                </draw:g>
              </table:table-cell>
              <table:table-cell office:value-type="float" office:value="0.999979231485446">
                <text:p>0.999979231485446</text:p>
                <draw:g>
                  <svg:desc>swarmSizeTest.D2:swarmSizeTest.D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9801077225949">
                <text:p>0.9998010772259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5756607537829">
                <text:p>0.9957566075378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6.185cm" svg:y="0.316cm" chart:style-name="ch2">
          <text:p>SCC vs Threshold</text:p>
        </chart:title>
        <chart:plot-area chart:style-name="ch3" table:cell-range-address="thresholdTest.A1:thresholdTest.B7" chart:data-source-has-labels="both" svg:x="1.358cm" svg:y="1.635cm" svg:width="14.004cm" svg:height="6.184cm">
          <chartooo:coordinate-region svg:x="3.197cm" svg:y="1.847cm" svg:width="11.462cm" svg:height="5.299cm"/>
          <chart:axis chart:dimension="x" chart:name="primary-x" chart:style-name="ch4" chartooo:axis-type="auto">
            <chartooo:date-scale/>
            <chart:title svg:x="7.562cm" svg:y="8cm" chart:style-name="ch5">
              <text:p>Threshold</text:p>
            </chart:title>
            <chart:categories table:cell-range-address="thresholdTest.A2:thresholdTest.A7"/>
          </chart:axis>
          <chart:axis chart:dimension="y" chart:name="primary-y" chart:style-name="ch6">
            <chart:title svg:x="0.451cm" svg:y="5.128cm" chart:style-name="ch7">
              <text:p>SCC</text:p>
            </chart:title>
            <chart:grid chart:style-name="ch8" chart:class="major"/>
          </chart:axis>
          <chart:series chart:style-name="ch9" chart:values-cell-range-address="thresholdTest.B2:thresholdTest.B7" chart:label-cell-address="thresholdTest.B1:thresholdTest.B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thresholdTest.B1:thresholdTest.B1</svg:desc>
                </draw:g>
              </table:table-cell>
            </table:table-row>
          </table:table-header-rows>
          <table:table-rows>
            <table:table-row>
              <table:table-cell office:value-type="float" office:value="0.000001">
                <text:p>0</text:p>
                <draw:g>
                  <svg:desc>thresholdTest.A2:thresholdTest.A7</svg:desc>
                </draw:g>
              </table:table-cell>
              <table:table-cell office:value-type="float" office:value="0.994677524074646">
                <text:p>0.994677524074646</text:p>
                <draw:g>
                  <svg:desc>thresholdTest.B2:thresholdTest.B7</svg:desc>
                </draw:g>
              </table:table-cell>
            </table:table-row>
            <table:table-row>
              <table:table-cell office:value-type="float" office:value="0.00001">
                <text:p>0</text:p>
              </table:table-cell>
              <table:table-cell office:value-type="float" office:value="0.994677524074646">
                <text:p>0.994677524074646</text:p>
              </table:table-cell>
            </table:table-row>
            <table:table-row>
              <table:table-cell office:value-type="float" office:value="0.0001">
                <text:p>0</text:p>
              </table:table-cell>
              <table:table-cell office:value-type="float" office:value="0.995870980797196">
                <text:p>0.995870980797196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995870980797196">
                <text:p>0.995870980797196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995870980797196">
                <text:p>0.99587098079719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9998240332546">
                <text:p>0.999982403325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6.185cm" svg:y="0.316cm" chart:style-name="ch2">
          <text:p>PCC vs Threshold</text:p>
        </chart:title>
        <chart:plot-area chart:style-name="ch3" table:cell-range-address="thresholdTest.A1:thresholdTest.A7 thresholdTest.C1:thresholdTest.C7" chart:data-source-has-labels="both" svg:x="1.358cm" svg:y="1.635cm" svg:width="14.005cm" svg:height="6.184cm">
          <chartooo:coordinate-region svg:x="3.197cm" svg:y="1.847cm" svg:width="11.463cm" svg:height="5.299cm"/>
          <chart:axis chart:dimension="x" chart:name="primary-x" chart:style-name="ch4" chartooo:axis-type="auto">
            <chartooo:date-scale/>
            <chart:title svg:x="7.562cm" svg:y="8cm" chart:style-name="ch5">
              <text:p>Threshold</text:p>
            </chart:title>
            <chart:categories table:cell-range-address="thresholdTest.A2:thresholdTest.A7"/>
          </chart:axis>
          <chart:axis chart:dimension="y" chart:name="primary-y" chart:style-name="ch6">
            <chart:title svg:x="0.451cm" svg:y="5.128cm" chart:style-name="ch7">
              <text:p>PCC</text:p>
            </chart:title>
            <chart:grid chart:style-name="ch8" chart:class="major"/>
          </chart:axis>
          <chart:series chart:style-name="ch9" chart:values-cell-range-address="thresholdTest.C2:thresholdTest.C7" chart:label-cell-address="thresholdTest.C1:thresholdTest.C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thresholdTest.C1:thresholdTest.C1</svg:desc>
                </draw:g>
              </table:table-cell>
            </table:table-row>
          </table:table-header-rows>
          <table:table-rows>
            <table:table-row>
              <table:table-cell office:value-type="float" office:value="0.000001">
                <text:p>0</text:p>
                <draw:g>
                  <svg:desc>thresholdTest.A2:thresholdTest.A7</svg:desc>
                </draw:g>
              </table:table-cell>
              <table:table-cell office:value-type="float" office:value="0.995110771161476">
                <text:p>0.995110771161476</text:p>
                <draw:g>
                  <svg:desc>thresholdTest.C2:thresholdTest.C7</svg:desc>
                </draw:g>
              </table:table-cell>
            </table:table-row>
            <table:table-row>
              <table:table-cell office:value-type="float" office:value="0.00001">
                <text:p>0</text:p>
              </table:table-cell>
              <table:table-cell office:value-type="float" office:value="0.995110771161476">
                <text:p>0.995110771161476</text:p>
              </table:table-cell>
            </table:table-row>
            <table:table-row>
              <table:table-cell office:value-type="float" office:value="0.0001">
                <text:p>0</text:p>
              </table:table-cell>
              <table:table-cell office:value-type="float" office:value="0.995323261792214">
                <text:p>0.995323261792214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995323261792214">
                <text:p>0.995323261792214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995323261792214">
                <text:p>0.995323261792214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99979231485446">
                <text:p>0.99997923148544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5.973cm" svg:y="0.316cm" chart:style-name="ch2">
          <text:p>RMSE vs Threshold </text:p>
        </chart:title>
        <chart:plot-area chart:style-name="ch3" table:cell-range-address="thresholdTest.A1:thresholdTest.A7 thresholdTest.D1:thresholdTest.D7" chart:data-source-has-labels="both" svg:x="1.358cm" svg:y="1.635cm" svg:width="14.004cm" svg:height="6.184cm">
          <chartooo:coordinate-region svg:x="2.27cm" svg:y="1.847cm" svg:width="12.389cm" svg:height="5.299cm"/>
          <chart:axis chart:dimension="x" chart:name="primary-x" chart:style-name="ch4" chartooo:axis-type="auto">
            <chartooo:date-scale/>
            <chart:title svg:x="7.562cm" svg:y="8cm" chart:style-name="ch5">
              <text:p>Threshold</text:p>
            </chart:title>
            <chart:categories table:cell-range-address="thresholdTest.A2:thresholdTest.A7"/>
          </chart:axis>
          <chart:axis chart:dimension="y" chart:name="primary-y" chart:style-name="ch6">
            <chart:title svg:x="0.451cm" svg:y="5.234cm" chart:style-name="ch7">
              <text:p>RMSE</text:p>
            </chart:title>
            <chart:grid chart:style-name="ch8" chart:class="major"/>
          </chart:axis>
          <chart:series chart:style-name="ch9" chart:values-cell-range-address="thresholdTest.D2:thresholdTest.D7" chart:label-cell-address="thresholdTest.D1:thresholdTest.D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thresholdTest.D1:thresholdTest.D1</svg:desc>
                </draw:g>
              </table:table-cell>
            </table:table-row>
          </table:table-header-rows>
          <table:table-rows>
            <table:table-row>
              <table:table-cell office:value-type="float" office:value="0.000001">
                <text:p>0</text:p>
                <draw:g>
                  <svg:desc>thresholdTest.A2:thresholdTest.A7</svg:desc>
                </draw:g>
              </table:table-cell>
              <table:table-cell office:value-type="float" office:value="25.891424833776">
                <text:p>25.891424833776</text:p>
                <draw:g>
                  <svg:desc>thresholdTest.D2:thresholdTest.D7</svg:desc>
                </draw:g>
              </table:table-cell>
            </table:table-row>
            <table:table-row>
              <table:table-cell office:value-type="float" office:value="0.00001">
                <text:p>0</text:p>
              </table:table-cell>
              <table:table-cell office:value-type="float" office:value="25.891424833776">
                <text:p>25.891424833776</text:p>
              </table:table-cell>
            </table:table-row>
            <table:table-row>
              <table:table-cell office:value-type="float" office:value="0.0001">
                <text:p>0</text:p>
              </table:table-cell>
              <table:table-cell office:value-type="float" office:value="27.2971230073361">
                <text:p>27.2971230073361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27.2971230073361">
                <text:p>27.2971230073361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27.2971230073361">
                <text:p>27.2971230073361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26.0155616133415">
                <text:p>26.01556161334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